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c799" officeooo:paragraph-rsid="000fc799"/>
    </style:style>
    <style:style style:name="P2" style:family="paragraph" style:parent-style-name="Standard" style:list-style-name="L1">
      <style:text-properties officeooo:rsid="000eb402" officeooo:paragraph-rsid="000eb402"/>
    </style:style>
    <style:style style:name="P3" style:family="paragraph" style:parent-style-name="Standard">
      <style:text-properties officeooo:rsid="000eb402" officeooo:paragraph-rsid="00188d19"/>
    </style:style>
    <style:style style:name="P4" style:family="paragraph" style:parent-style-name="Standard" style:list-style-name="L1">
      <style:text-properties officeooo:rsid="00119371" officeooo:paragraph-rsid="00119371"/>
    </style:style>
    <style:style style:name="P5" style:family="paragraph" style:parent-style-name="Standard" style:list-style-name="L1">
      <style:text-properties fo:color="#ff3333" officeooo:rsid="00119371" officeooo:paragraph-rsid="00119371"/>
    </style:style>
    <style:style style:name="P6" style:family="paragraph" style:parent-style-name="Standard" style:list-style-name="L1">
      <style:text-properties officeooo:rsid="00136a5c" officeooo:paragraph-rsid="00136a5c"/>
    </style:style>
    <style:style style:name="P7" style:family="paragraph" style:parent-style-name="Standard" style:list-style-name="L1">
      <style:text-properties officeooo:rsid="0017d41d" officeooo:paragraph-rsid="0017d41d"/>
    </style:style>
    <style:style style:name="T1" style:family="text">
      <style:text-properties officeooo:rsid="0014b668"/>
    </style:style>
    <style:style style:name="T2" style:family="text">
      <style:text-properties officeooo:rsid="0015abe2"/>
    </style:style>
    <style:style style:name="T3" style:family="text">
      <style:text-properties officeooo:rsid="00188d1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ritten by JC</text:p>
      <text:p text:style-name="P3">ADRC Slide clean up project</text:p>
      <text:p text:style-name="P3"><text:span text:style-name="T3">Date: 7/26/17</text:span><text:tab/></text:p>
      <text:list xml:id="list5911185953626577746" text:style-name="L1">
        <text:list-item>
          <text:p text:style-name="P2">Four blocks of meta data: patient ID, block ID (region of brain in slide), stain type, file type</text:p>
        </text:list-item>
        <text:list-item>
          <text:p text:style-name="P2">Patient ID was easy to identify, and where also put through a function that changed all them to be in ADRCXY-ABC form. </text:p>
          <text:list>
            <text:list-item>
              <text:p text:style-name="P2">There were text files that gave instructions on what the old identifiers should be changed to: e.g. OS04-98 renamed to ADRC54-98</text:p>
            </text:list-item>
          </text:list>
        </text:list-item>
        <text:list-item>
          <text:p text:style-name="P4">Stain types were also simple to identify and were put through a function to create only one form of identification for each stain types (e.g. all H&amp;E changed to HE to match those already named HE). </text:p>
        </text:list-item>
        <text:list-item>
          <text:p text:style-name="P4">Block ID was identified as anything between the patient ID and stain type, with at least a dash or underscore between the patient id and block ID <text:span text:style-name="T2">(set to all caps)</text:span></text:p>
        </text:list-item>
        <text:list-item>
          <text:p text:style-name="P5">Anything found after the stain type and .filetype was ignored and tossed away. </text:p>
        </text:list-item>
        <text:list-item>
          <text:p text:style-name="P6">Added the four blocks as meta data to the items in adrc girder API. Also added to more meta data values with the current filename and the proposed new file name. </text:p>
        </text:list-item>
        <text:list-item>
          <text:p text:style-name="P6">Note that there are around 600 files that need to be manually sorted since they did not match the regex format. <text:span text:style-name="T1">Most of the controls, .xml, and .txt files were ignored altogether prior to doing regex. </text:span></text:p>
        </text:list-item>
        <text:list-item>
          <text:p text:style-name="P7">Code that runs the formatting is in a jupyter notebook file. Webix quick datatable app is used to visually inspect the results of the successfully sorted slid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07:23:14.813050100</meta:creation-date>
    <dc:date>2017-07-26T09:39:09.745126840</dc:date>
    <meta:editing-duration>PT1H45M23S</meta:editing-duration>
    <meta:editing-cycles>8</meta:editing-cycles>
    <meta:generator>LibreOffice/5.1.6.2$Linux_X86_64 LibreOffice_project/10m0$Build-2</meta:generator>
    <meta:document-statistic meta:table-count="0" meta:image-count="0" meta:object-count="0" meta:page-count="1" meta:paragraph-count="12" meta:word-count="254" meta:character-count="1371" meta:non-whitespace-character-count="1131"/>
  </office:meta>
</office:document-meta>
</file>